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4d26"/>
    </style:style>
    <style:style style:name="P2" style:family="paragraph" style:parent-style-name="Standard">
      <style:text-properties officeooo:rsid="00174d26" officeooo:paragraph-rsid="00174d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ixo aqui uma breve nota ressaltando que não usei tanto javascript por ser uma página única e não teria imagens para fazer pelo menos um carrossel de imagens, usei Sass no teste em arquivo scss no visual studio.</text:p>
      <text:p text:style-name="P2">No <text:s/>bottom-banner não removi o botão da imagen, os demais eu criei.</text:p>
      <text:p text:style-name="P2"/>
      <text:p text:style-name="P2">Obrigado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5:48:52.897000000</meta:creation-date>
    <dc:date>2019-07-16T15:53:49.198000000</dc:date>
    <meta:editing-duration>PT5M18S</meta:editing-duration>
    <meta:editing-cycles>1</meta:editing-cycles>
    <meta:document-statistic meta:table-count="0" meta:image-count="0" meta:object-count="0" meta:page-count="1" meta:paragraph-count="3" meta:word-count="51" meta:character-count="288" meta:non-whitespace-character-count="239"/>
    <meta:generator>LibreOffice/6.1.4.2$Windows_X86_64 LibreOffice_project/9d0f32d1f0b509096fd65e0d4bec26ddd1938fd3</meta:generator>
  </office:meta>
</office:document-meta>
</file>